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  <style:text-properties officeooo:paragraph-rsid="00199004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4">
      <style:text-properties officeooo:rsid="00199004" officeooo:paragraph-rsid="00199004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in" fo:margin-bottom="0in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style:style style:name="T1" style:family="text">
      <style:text-properties officeooo:rsid="00199004"/>
    </style:style>
    <style:style style:name="T2" style:family="text">
      <style:text-properties fo:font-weight="normal" officeooo:rsid="00199004" style:font-weight-asian="normal" style:font-weight-complex="normal"/>
    </style:style>
    <style:style style:name="T3" style:family="text">
      <style:text-properties officeooo:rsid="001af01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Homework Discussion</text:h>
      <text:list text:style-name="L7">
        <text:list-item>
          <text:p text:style-name="P14"><text:span text:style-name="Strong_20_Emphasis">Question: How is homework graded?</text:span></text:p>
          <text:list>
            <text:list-item>
              <text:p text:style-name="P14"><text:span text:style-name="Strong_20_Emphasis">Latest try is the only score factored.</text:span></text:p>
              <text:list>
                <text:list-item>
                  <text:p text:style-name="P14">Aiming for a score between 80-90% is advisable.</text:p>
                </text:list-item>
                <text:list-item>
                  <text:p text:style-name="P14">Unlimited attempts allowed, but 5-7 tries recommended for better comprehension.</text:p>
                </text:list-item>
              </text:list>
            </text:list-item>
            <text:list-item>
              <text:p text:style-name="P14"><text:span text:style-name="Strong_20_Emphasis">Due Date: Focus on the current assignment</text:span></text:p>
              <text:list>
                <text:list-item>
                  <text:p text:style-name="P14">Assignments are due every Monday before class, as specified in the syllabus.</text:p>
                </text:list-item>
              </text:list>
            </text:list-item>
            <text:list-item>
              <text:p text:style-name="P14"><text:span text:style-name="Strong_20_Emphasis">Multiple Choice Questions: Latest attempt is considered; aim for 80-90%.</text:span></text:p>
              <text:list>
                <text:list-item>
                  <text:p text:style-name="P14">Correct answer = 0.2 points; each wrong mark = -0.2 points.</text:p>
                </text:list-item>
                <text:list-item>
                  <text:p text:style-name="P13">Total possible score per question = 1 point (based on 5 options).</text:p>
                </text:list-item>
              </text:list>
            </text:list-item>
          </text:list>
        </text:list-item>
      </text:list>
      <text:h text:style-name="Heading_20_3" text:outline-level="3">Database Models</text:h>
      <text:list text:style-name="L8">
        <text:list-item>
          <text:p text:style-name="P16"><text:span text:style-name="Strong_20_Emphasis">Object-oriented databases:</text:span></text:p>
          <text:list>
            <text:list-item>
              <text:p text:style-name="P16">Generally offer less efficient DBMS compared to relational databases.</text:p>
            </text:list-item>
          </text:list>
        </text:list-item>
        <text:list-item>
          <text:p text:style-name="P16"><text:span text:style-name="Strong_20_Emphasis">Identifying objects and attributes:</text:span></text:p>
          <text:list>
            <text:list-item>
              <text:p text:style-name="P16">Fundamental in database modeling.</text:p>
            </text:list-item>
            <text:list-item>
              <text:p text:style-name="P16"><text:span text:style-name="Strong_20_Emphasis">Objects</text:span>: Represented as tables.</text:p>
            </text:list-item>
            <text:list-item>
              <text:p text:style-name="P16"><text:span text:style-name="Strong_20_Emphasis">Attributes</text:span>: Represented as fields in the table.</text:p>
            </text:list-item>
          </text:list>
        </text:list-item>
        <text:list-item>
          <text:p text:style-name="P16"><text:span text:style-name="Strong_20_Emphasis">Relationships:</text:span></text:p>
          <text:list>
            <text:list-item>
              <text:p text:style-name="P16"><text:span text:style-name="Strong_20_Emphasis">Understanding relationships is vital in database design.</text:span></text:p>
              <text:list>
                <text:list-item>
                  <text:p text:style-name="P16">Essential to grasp the business processes behind database creation to avoid frustration.</text:p>
                </text:list-item>
                <text:list-item>
                  <text:p text:style-name="P16">Understand business structure and processes for effective modeling.</text:p>
                </text:list-item>
              </text:list>
            </text:list-item>
            <text:list-item>
              <text:p text:style-name="P15"><text:span text:style-name="Strong_20_Emphasis">Tip:</text:span> Relationships should be identified based on how objects are connected.</text:p>
            </text:list-item>
          </text:list>
        </text:list-item>
      </text:list>
      <text:h text:style-name="Heading_20_3" text:outline-level="3">Identifying Relationships</text:h>
      <text:list text:style-name="L9">
        <text:list-item>
          <text:p text:style-name="P18"><text:span text:style-name="Strong_20_Emphasis">Example 1: Membership system – customers, committees, and tournaments</text:span></text:p>
          <text:list>
            <text:list-item>
              <text:p text:style-name="P18">Refer to examples showcased in the slides for reference.</text:p>
            </text:list-item>
          </text:list>
        </text:list-item>
        <text:list-item>
          <text:p text:style-name="P18"><text:span text:style-name="Strong_20_Emphasis">Example 2: Customer-purchase-product scenario</text:span></text:p>
          <text:list>
            <text:list-item>
              <text:p text:style-name="P18"><text:span text:style-name="Strong_20_Emphasis">Solid lines:</text:span> Represent mandatory relationships.</text:p>
            </text:list-item>
            <text:list-item>
              <text:p text:style-name="P18"><text:span text:style-name="Strong_20_Emphasis">Dashed lines:</text:span> Represent optional relationships.</text:p>
            </text:list-item>
            <text:list-item>
              <text:p text:style-name="P18">In orders, a customer is necessary to make an order, but a customer can exist without making an order.</text:p>
            </text:list-item>
          </text:list>
        </text:list-item>
        <text:list-item>
          <text:p text:style-name="P18"><text:span text:style-name="Strong_20_Emphasis">Example 3: Banking and student registration systems</text:span></text:p>
          <text:list>
            <text:list-item>
              <text:p text:style-name="P18">Establishing different relationships is central to these systems.</text:p>
            </text:list-item>
          </text:list>
        </text:list-item>
        <text:list-item>
          <text:p text:style-name="P17"><text:span text:style-name="Strong_20_Emphasis">Action Entity:</text:span> Sometimes necessary to give details of transactions.</text:p>
        </text:list-item>
      </text:list>
      <text:h text:style-name="Heading_20_3" text:outline-level="3">CASE 2 Tool in Database Design</text:h>
      <text:list text:style-name="L10">
        <text:list-item>
          <text:p text:style-name="P20"><text:span text:style-name="Strong_20_Emphasis">Definition:</text:span> Computer-Aided Software Engineering tool.</text:p>
          <text:list>
            <text:list-item>
              <text:p text:style-name="P20">Could be SQL software, MS Power Query, etc.</text:p>
            </text:list-item>
          </text:list>
        </text:list-item>
        <text:list-item>
          <text:p text:style-name="P20"><text:soft-page-break/><text:span text:style-name="Strong_20_Emphasis">Functions:</text:span></text:p>
          <text:list>
            <text:list-item>
              <text:p text:style-name="P20"><text:span text:style-name="Strong_20_Emphasis">Supports both uppercase and lowercase entities.</text:span></text:p>
            </text:list-item>
            <text:list-item>
              <text:p text:style-name="P20"><text:span text:style-name="Strong_20_Emphasis">Facilitates the transition from conceptual to logical data models.</text:span></text:p>
            </text:list-item>
            <text:list-item>
              <text:p text:style-name="P20"><text:span text:style-name="Strong_20_Emphasis">Capable of generating SQL code.</text:span></text:p>
            </text:list-item>
            <text:list-item>
              <text:p text:style-name="P20"><text:span text:style-name="Strong_20_Emphasis">Can reverse-engineer existing databases.</text:span></text:p>
            </text:list-item>
          </text:list>
        </text:list-item>
        <text:list-item>
          <text:p text:style-name="P20"><text:span text:style-name="Strong_20_Emphasis">Collaboration:</text:span></text:p>
          <text:list>
            <text:list-item>
              <text:p text:style-name="P19">Enables team members in different locations to work together, possibly through a web UI or other online access (not a requisite for a CASE tool).</text:p>
            </text:list-item>
          </text:list>
        </text:list-item>
      </text:list>
      <text:h text:style-name="Heading_20_3" text:outline-level="3">Examples of Identifying Relationships</text:h>
      <text:list text:style-name="L11">
        <text:list-item>
          <text:p text:style-name="P22"><text:span text:style-name="Strong_20_Emphasis">Library System:</text:span></text:p>
          <text:list>
            <text:list-item>
              <text:p text:style-name="P22"><text:span text:style-name="Strong_20_Emphasis">Students reserving books</text:span></text:p>
              <text:list>
                <text:list-item>
                  <text:p text:style-name="P22">"Reserve" used as a gerund.</text:p>
                </text:list-item>
              </text:list>
            </text:list-item>
            <text:list-item>
              <text:p text:style-name="P22"><text:span text:style-name="Strong_20_Emphasis">Books containing products</text:span></text:p>
              <text:list>
                <text:list-item>
                  <text:p text:style-name="P22">"Contain" is a gerund, representing the action in the relationship.</text:p>
                </text:list-item>
              </text:list>
            </text:list-item>
          </text:list>
        </text:list-item>
        <text:list-item>
          <text:p text:style-name="P22"><text:span text:style-name="Strong_20_Emphasis">Inventory Management:</text:span></text:p>
          <text:list>
            <text:list-item>
              <text:p text:style-name="P22"><text:span text:style-name="Strong_20_Emphasis">Employees balance inventories</text:span></text:p>
              <text:list>
                <text:list-item>
                  <text:p text:style-name="P22">Typically handled by managerial positions.</text:p>
                </text:list-item>
              </text:list>
            </text:list-item>
            <text:list-item>
              <text:p text:style-name="P22"><text:span text:style-name="Strong_20_Emphasis">Transactions affect inventory levels</text:span></text:p>
              <text:list>
                <text:list-item>
                  <text:p text:style-name="P22">This happens due to products being delivered or sold.</text:p>
                </text:list-item>
              </text:list>
            </text:list-item>
          </text:list>
        </text:list-item>
        <text:list-item>
          <text:p text:style-name="P22"><text:span text:style-name="Strong_20_Emphasis">Medical Tests and Patients:</text:span></text:p>
          <text:list>
            <text:list-item>
              <text:p text:style-name="P22"><text:span text:style-name="Strong_20_Emphasis">Doctors prescribing tests to patients.</text:span></text:p>
            </text:list-item>
            <text:list-item>
              <text:p text:style-name="P22"><text:span text:style-name="Strong_20_Emphasis">Introduction of a test catalog</text:span></text:p>
              <text:list>
                <text:list-item>
                  <text:p text:style-name="P21">Contains detailed information on various tests.</text:p>
                </text:list-item>
              </text:list>
            </text:list-item>
          </text:list>
        </text:list-item>
      </text:list>
      <text:h text:style-name="Heading_20_3" text:outline-level="3">Advanced Database Design Concepts</text:h>
      <text:list text:style-name="L12">
        <text:list-item>
          <text:p text:style-name="P24"><text:span text:style-name="Strong_20_Emphasis">Weak Entities:</text:span></text:p>
          <text:list>
            <text:list-item>
              <text:p text:style-name="P24"><text:span text:style-name="Strong_20_Emphasis">Example:</text:span> Scheduling prescribed tests for patients.</text:p>
            </text:list-item>
            <text:list-item>
              <text:p text:style-name="P24"><text:span text:style-name="Strong_20_Emphasis">Definition:</text:span> Entities that exist dependently on other entities.</text:p>
            </text:list-item>
          </text:list>
        </text:list-item>
        <text:list-item>
          <text:p text:style-name="P24"><text:span text:style-name="Strong_20_Emphasis">Multi-Valued Attributes:</text:span></text:p>
          <text:list>
            <text:list-item>
              <text:p text:style-name="P24"><text:span text:style-name="Strong_20_Emphasis">Handling:</text:span> Create a separate entity for attributes with multiple values.</text:p>
            </text:list-item>
            <text:list-item>
              <text:p text:style-name="P24"><text:span text:style-name="Strong_20_Emphasis">Example:</text:span> Employees having multiple degrees.</text:p>
            </text:list-item>
          </text:list>
        </text:list-item>
        <text:list-item>
          <text:p text:style-name="P24"><text:span text:style-name="Strong_20_Emphasis">Special Attributes:</text:span></text:p>
          <text:list>
            <text:list-item>
              <text:p text:style-name="P24"><text:span text:style-name="Strong_20_Emphasis">Total Participation:</text:span> Signifies the obligatory participation of an entity in relationships.</text:p>
            </text:list-item>
            <text:list-item>
              <text:p text:style-name="P24"><text:span text:style-name="Strong_20_Emphasis">Relationship Types:</text:span></text:p>
              <text:list>
                <text:list-item>
                  <text:p text:style-name="P24">Understanding the different relationships: 1:M, M:1, 1:1, M:N.</text:p>
                </text:list-item>
                <text:list-item>
                  <text:p text:style-name="P23">Comprehending the role of foreign keys in establishing relationship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23:56:06.492178167</meta:creation-date>
    <dc:date>2023-09-18T00:30:41.738353982</dc:date>
    <meta:editing-duration>PT34M35S</meta:editing-duration>
    <meta:editing-cycles>2</meta:editing-cycles>
    <meta:generator>LibreOffice/7.6.0.3$Linux_X86_64 LibreOffice_project/60$Build-3</meta:generator>
    <meta:document-statistic meta:table-count="0" meta:image-count="0" meta:object-count="0" meta:page-count="2" meta:paragraph-count="69" meta:word-count="503" meta:character-count="3275" meta:non-whitespace-character-count="2903"/>
  </office:meta>
</office:document-meta>
</file>